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9000001E01A243AFD60EEEA0B.png" manifest:media-type="image/png"/>
  <manifest:file-entry manifest:full-path="Pictures/10000001000001E0000001E9E8A8EE0B3542E4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3fa" officeooo:paragraph-rsid="000a23fa"/>
    </style:style>
    <style:style style:name="P2" style:family="paragraph" style:parent-style-name="Standard">
      <style:text-properties officeooo:rsid="000a9138" officeooo:paragraph-rsid="000a9138"/>
    </style:style>
    <style:style style:name="P3" style:family="paragraph" style:parent-style-name="Standard">
      <style:text-properties officeooo:rsid="000b7609" officeooo:paragraph-rsid="000b7609"/>
    </style:style>
    <style:style style:name="P4" style:family="paragraph" style:parent-style-name="Standard">
      <style:text-properties fo:font-style="italic" officeooo:rsid="000b7609" officeooo:paragraph-rsid="000b7609" style:font-style-asian="italic" style:font-style-complex="italic"/>
    </style:style>
    <style:style style:name="P5" style:family="paragraph" style:parent-style-name="Standard">
      <style:text-properties fo:font-style="italic" officeooo:rsid="000a9138" officeooo:paragraph-rsid="000a9138" style:font-style-asian="italic" style:font-style-complex="italic"/>
    </style:style>
    <style:style style:name="P6" style:family="paragraph" style:parent-style-name="Standard">
      <style:text-properties officeooo:rsid="000b7609" officeooo:paragraph-rsid="000a23fa"/>
    </style:style>
    <style:style style:name="T1" style:family="text">
      <style:text-properties officeooo:rsid="000b76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><draw:frame draw:style-name="fr1" draw:name="Bild1" text:anchor-type="char" svg:x="7.976cm" svg:y="0.222cm" svg:width="7.362cm" svg:height="7.227cm" draw:z-index="0"><draw:image xlink:href="Pictures/10000001000001E9000001E01A243AFD60EEEA0B.png" xlink:type="simple" xlink:show="embed" xlink:actuate="onLoad" draw:mime-type="image/png"/></draw:frame></text:p>
      <text:p text:style-name="P1"><draw:frame draw:style-name="fr1" draw:name="Bild2" text:anchor-type="char" svg:x="0.182cm" svg:y="5.098cm" svg:width="7.368cm" svg:height="7.505cm" draw:z-index="1"><draw:image xlink:href="Pictures/10000001000001E0000001E9E8A8EE0B3542E4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0:11:07.445874159</meta:creation-date>
    <dc:date>2023-12-15T22:25:55.535000000</dc:date>
    <meta:editing-duration>PT7M5S</meta:editing-duration>
    <meta:editing-cycles>5</meta:editing-cycles>
    <meta:generator>LibreOffice/7.5.3.2$Windows_X86_64 LibreOffice_project/9f56dff12ba03b9acd7730a5a481eea045e468f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